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Heading_20_1">
      <style:paragraph-properties fo:margin-left="0in" fo:margin-right="0in" fo:text-align="center" style:justify-single-word="false" fo:text-indent="0.1965in" style:auto-text-indent="false"/>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style:style style:name="T76" style:family="text">
      <style:text-properties officeooo:rsid="001719ee"/>
    </style:style>
    <style:style style:name="T77" style:family="text">
      <style:text-properties officeooo:rsid="001787d5"/>
    </style:style>
    <style:style style:name="T78" style:family="text">
      <style:text-properties officeooo:rsid="001974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52"/>
      <text:h text:style-name="P149"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444176124208024675"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Да, блин,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помер в этих экспериментах, не говоря о сожжённых нервных клетках! Сейчас пошлю эту королевскую братию подальше и наймусь матросом на дирижабль!</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text:span text:style-name="T77">так</text:span>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text:span text:style-name="T77">натужно </text:span>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text:span text:style-name="T76">Блядь</text:span>! Мы так не договаривались! Какого <text:span text:style-name="T77">хрена</text:span>? Что ли попросить аликорницу вернуть мо<text:span text:style-name="T77">й</text:span> привычн<text:span text:style-name="T77">ый</text:span> <text:span text:style-name="T77">полудохлый тонус</text:span>?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Проклятье на мо<text:span text:style-name="T78">ю</text:span> <text:span text:style-name="T78">башку</text:span>,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text:soft-page-break/>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soft-page-break/>…</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text:soft-page-break/>–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text:soft-page-break/>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9"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text:soft-page-break/>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text:soft-page-break/>–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text:soft-page-break/>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oft-page-break/><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text:soft-page-break/>–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text:soft-page-break/>–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text:span><text:soft-page-break/><text:span text:style-name="T11">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oft-page-break/><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text:soft-page-break/></text:p>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text:soft-page-break/>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text:soft-page-break/></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text:soft-page-break/>–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text:soft-page-break/>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text:soft-page-break/>–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text:soft-page-break/>–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text:soft-page-break/>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text:soft-page-break/>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text:soft-page-break/>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text:soft-page-break/>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text:soft-page-break/>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text:soft-page-break/>–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text:soft-page-break/>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oft-page-break/><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oft-page-break/><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0"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text:soft-page-break/>–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text:soft-page-break/>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1"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9"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text:soft-page-break/>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12T18:40:59.766549568</dc:date>
    <meta:editing-duration>P148DT21H21M24S</meta:editing-duration>
    <meta:editing-cycles>9400</meta:editing-cycles>
    <meta:generator>LibreOffice/5.1.6.2$Linux_X86_64 LibreOffice_project/10m0$Build-2</meta:generator>
    <meta:printed-by>макс </meta:printed-by>
    <meta:print-date>2017-08-23T21:51:29.95</meta:print-date>
    <meta:document-statistic meta:table-count="0" meta:image-count="0" meta:object-count="0" meta:page-count="238" meta:paragraph-count="4752" meta:word-count="101551" meta:character-count="672949" meta:non-whitespace-character-count="571665"/>
  </office:meta>
</office:document-meta>
</file>